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d75ef" officeooo:paragraph-rsid="000d75ef"/>
    </style:style>
    <style:style style:name="P2" style:family="paragraph" style:parent-style-name="Standard">
      <style:text-properties officeooo:rsid="000d75ef" officeooo:paragraph-rsid="000f6ce3"/>
    </style:style>
    <style:style style:name="P3" style:family="paragraph" style:parent-style-name="Standard">
      <style:text-properties officeooo:rsid="000f6ce3" officeooo:paragraph-rsid="000f6ce3"/>
    </style:style>
    <style:style style:name="P4" style:family="paragraph" style:parent-style-name="Standard">
      <style:text-properties officeooo:rsid="000f6ce3" officeooo:paragraph-rsid="000d75ef"/>
    </style:style>
    <style:style style:name="T1" style:family="text">
      <style:text-properties officeooo:rsid="000f6ce3"/>
    </style:style>
    <style:style style:name="T2" style:family="text">
      <style:text-properties officeooo:rsid="001018e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ine number foreground – <text:tab/>Color de los numeros</text:p>
      <text:p text:style-name="P1">Current line highlight <text:tab/>Color de la linea de donde nos encontramos</text:p>
      <text:p text:style-name="P1">Print magin<text:tab/><text:tab/><text:tab/><text:span text:style-name="T2">Color del margen (Tine que estar selecionado Show print margin)</text:span></text:p>
      <text:p text:style-name="P1">Find scope<text:tab/><text:tab/><text:tab/>Marca las apariciones de la variable en otras partes del codigo</text:p>
      <text:p text:style-name="P4"/>
      <text:p text:style-name="P2">Selection foreground color<text:tab/><text:span text:style-name="T1">Al seleccionar texto Color del texto</text:span></text:p>
      <text:p text:style-name="P2">Selection background color<text:tab/><text:span text:style-name="T1">Al seleccionar texto Color del subrrayado</text:span></text:p>
      <text:p text:style-name="P1"/>
      <text:p text:style-name="P1"><text:span text:style-name="T1">B</text:span>ackground color</text:p>
      <text:p text:style-name="P2"><text:span text:style-name="T1">F</text:span>oreground color</text:p>
      <text:p text:style-name="P3">Hyperlink<text:tab/><text:tab/><text:tab/>Color de los enlace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9T13:30:54.492000000</meta:creation-date>
    <dc:date>2016-10-29T16:21:05.329000000</dc:date>
    <meta:editing-duration>PT2H33M8S</meta:editing-duration>
    <meta:editing-cycles>1</meta:editing-cycles>
    <meta:document-statistic meta:table-count="0" meta:image-count="0" meta:object-count="0" meta:page-count="1" meta:paragraph-count="9" meta:word-count="70" meta:character-count="460" meta:non-whitespace-character-count="390"/>
    <meta:generator>LibreOffice/5.2.1.2$Windows_x86 LibreOffice_project/31dd62db80d4e60af04904455ec9c9219178d620</meta:generator>
  </office:meta>
</office:document-meta>
</file>